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list-style-name="L1">
      <style:text-properties fo:language="en" fo:country="US"/>
    </style:style>
    <style:style style:name="P5" style:family="paragraph" style:parent-style-name="Text_20_body" style:list-style-name="L2">
      <style:text-properties fo:language="en" fo:country="US"/>
    </style:style>
    <style:style style:name="P6" style:family="paragraph" style:parent-style-name="Text_20_body" style:list-style-name="L3">
      <style:text-properties fo:language="en" fo:country="US"/>
    </style:style>
    <style:style style:name="P7" style:family="paragraph" style:parent-style-name="Text_20_body" style:list-style-name="L4">
      <style:text-properties fo:language="en" fo:country="US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Heading_20_3">
      <style:text-properties fo:language="en" fo:country="US"/>
    </style:style>
    <style:style style:name="T1" style:family="text">
      <style:text-properties fo:background-color="#ffff00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cess XML Description</text:p>
      <text:p text:style-name="P1">A process shall consist of 3 types of tasks:</text:p>
      <text:list xml:id="list35597916" text:style-name="L1">
        <text:list-item>
          <text:p text:style-name="P4">computation tasks (i. e. computing new feature(s), incl. the target feature)</text:p>
        </text:list-item>
        <text:list-item>
          <text:p text:style-name="P4">data manipulation tasks (splitting and merging data sets, feature selection)</text:p>
        </text:list-item>
        <text:list-item>
          <text:p text:style-name="P4">evaluation tasks</text:p>
        </text:list-item>
      </text:list>
      <text:p text:style-name="P1">Data sets and all tasks shall be specified with a unique name / id. Features shall have a unique name within a data set.</text:p>
      <text:h text:style-name="P8" text:outline-level="1">Basic definition</text:h>
      <text:p text:style-name="P1">Feature types are not (yet) checked for in general – any feature type may occur anywhere.</text:p>
      <text:h text:style-name="P9" text:outline-level="2">Computation tasks</text:h>
      <text:p text:style-name="P1">Needed attributes and settings:</text:p>
      <text:list xml:id="list35596927" text:style-name="L2">
        <text:list-item>
          <text:p text:style-name="P5">used data set(s)<text:note text:id="ftn1" text:note-class="footnote"><text:note-citation>1</text:note-citation><text:note-body><text:p text:style-name="Footnote">There may be more data set specifications, which means all the data sets must have the given input features and the task shall be computed with all of them (?).</text:p></text:note-body></text:note> <text:note text:id="ftn0" text:note-class="footnote"><text:note-citation>2</text:note-citation><text:note-body><text:p text:style-name="Footnote">The number of data sets in all of the sections must be the same (<text:span text:style-name="T1">?how to check?</text:span>)</text:p></text:note-body></text:note></text:p>
          <text:list>
            <text:list-item>
              <text:p text:style-name="P5">split into train, devel, eval sections</text:p>
            </text:list-item>
          </text:list>
        </text:list-item>
        <text:list-item>
          <text:p text:style-name="P5">input features (this will ensure dependency)</text:p>
        </text:list-item>
        <text:list-item>
          <text:p text:style-name="P5">algorithm applied</text:p>
          <text:list>
            <text:list-item>
              <text:p text:style-name="P5">algorithm settings – depends on the algorithm itself</text:p>
            </text:list-item>
            <text:list-item>
              <text:p text:style-name="P5">paralelizable ? true/false – may the data be split, processed within many instances and merged again?</text:p>
            </text:list-item>
          </text:list>
        </text:list-item>
        <text:list-item>
          <text:p text:style-name="P5">output feature(s)</text:p>
        </text:list-item>
      </text:list>
      <text:h text:style-name="P9" text:outline-level="2">Data manipulation tasks</text:h>
      <text:p text:style-name="P1">Needed attributes and settings:</text:p>
      <text:list xml:id="list35595246" text:style-name="L3">
        <text:list-item>
          <text:p text:style-name="P6">input data set(s) or files – this will ensure dependency</text:p>
        </text:list-item>
        <text:list-item>
          <text:p text:style-name="P6">filter applied</text:p>
        </text:list-item>
        <text:list-item>
          <text:p text:style-name="P6">output data set(s) or files</text:p>
        </text:list-item>
      </text:list>
      <text:p text:style-name="P1">For the time being, the data manipulation tasks shall be processed only after all computations on the given data set have already been processed.</text:p>
      <text:p text:style-name="P1">Files are always regarded as present and available and are not considered during the dependency DAG creation.</text:p>
      <text:h text:style-name="P9" text:outline-level="2">Evaluation tasks</text:h>
      <text:p text:style-name="P1">Needed attributes and settings:</text:p>
      <text:list xml:id="list35579814" text:style-name="L4">
        <text:list-item>
          <text:p text:style-name="P7">input data set(s)<text:note text:id="ftn2" text:note-class="footnote"><text:note-citation>3</text:note-citation><text:note-body><text:p text:style-name="Footnote">See <text:note-ref text:note-class="footnote" text:reference-format="text" text:ref-name="ftn1">1</text:note-ref>.</text:p></text:note-body></text:note></text:p>
        </text:list-item>
        <text:list-item>
          <text:p text:style-name="P7"><text:soft-page-break/>algorithm applied (metrics)</text:p>
        </text:list-item>
        <text:list-item>
          <text:p text:style-name="P7">input features (generally, 2 features, but leave this open)</text:p>
        </text:list-item>
        <text:list-item>
          <text:p text:style-name="P7">output measure</text:p>
        </text:list-item>
      </text:list>
      <text:p text:style-name="P1">The measure should be one number, but may be a vector. Let the output measure be written into a file.</text:p>
      <text:h text:style-name="P8" text:outline-level="1">XML Description</text:h>
      <text:h text:style-name="P9" text:outline-level="2">&lt;computation id=””&gt;&lt;/computation&gt;</text:h>
      <text:p text:style-name="P1">&lt;algorithm class=”” parameters=”” paralelizable=”” /&gt;</text:p>
      <text:p text:style-name="P1">&lt;train&gt;&lt;dataSet id=””/&gt; &lt;/train&gt;</text:p>
      <text:p text:style-name="P1">&lt;devel&gt;&lt;dataSet id=”” /&gt;&lt;/devel&gt;</text:p>
      <text:p text:style-name="P1">&lt;eval&gt;&lt;dataSet id=”” /&gt;&lt;/eval&gt;</text:p>
      <text:p text:style-name="P1">&lt;input&gt;&lt;feature id=”” /&gt;&lt;/input&gt;</text:p>
      <text:p text:style-name="P1">&lt;output&gt;&lt;feature id=”” /&gt;&lt;/output&gt;</text:p>
      <text:h text:style-name="P9" text:outline-level="2">&lt;manipulation id=””&gt;&lt;/manipulation&gt;</text:h>
      <text:p text:style-name="P1">&lt;filter class=““ parameters=““ /&gt;</text:p>
      <text:p text:style-name="P1">&lt;input&gt;&lt;dataSet id=““ /&gt;&lt;file name=”” /&gt;&lt;/input&gt;</text:p>
      <text:p text:style-name="P1">&lt;output&gt;&lt;dataSet id=““ /&gt;&lt;file name=”” /&gt;&lt;/output&gt;</text:p>
      <text:h text:style-name="Heading_20_3" text:outline-level="2">&lt;evaluation id=””&gt;&lt;/evaluation&gt;</text:h>
      <text:p text:style-name="P1">&lt;metric class=”” parameters=”” paralelizable=”” /&gt;</text:p>
      <text:p text:style-name="P1">&lt;dataSet id=””/&gt; </text:p>
      <text:p text:style-name="P1">&lt;input&gt;&lt;feature id=”” /&gt;&lt;/input&gt;</text:p>
      <text:p text:style-name="P1">&lt;output&gt;&lt;file name=”” /&gt;&lt;/outpu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fo:text-align="justify" style:justify-single-word="false" style:page-number="auto" fo:background-color="transparent" style:shadow="none">
        <style:background-image/>
      </style:paragraph-properties>
      <style:text-properties style:font-name="Calibri" fo:font-size="11pt" fo:language="en" fo:country="US"/>
    </style:style>
    <style:style style:name="Heading" style:family="paragraph" style:parent-style-name="Standard" style:next-style-name="Text_20_body" style:class="text">
      <style:paragraph-properties fo:margin-top="0.22cm" fo:margin-bottom="0.109cm" fo:text-align="start" style:justify-single-word="false" fo:keep-with-next="always"/>
      <style:text-properties style:font-name="Calibri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Text_20_body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Rev. <text:editing-cycles>23</text:editing-cycles> (<text:modification-date style:data-style-name="N30">12/7/09</text:modification-date>)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ndra </meta:initial-creator>
    <meta:creation-date>2009-11-23T14:43:12.57</meta:creation-date>
    <dc:date>2009-12-07T16:05:22.38</dc:date>
    <dc:creator>Ondra </dc:creator>
    <meta:editing-duration>PT04H47M58S</meta:editing-duration>
    <meta:editing-cycles>23</meta:editing-cycles>
    <meta:generator>OpenOffice.org/3.1$Win32 OpenOffice.org_project/310m19$Build-9420</meta:generator>
    <meta:document-statistic meta:table-count="0" meta:image-count="0" meta:object-count="0" meta:page-count="2" meta:paragraph-count="52" meta:word-count="370" meta:character-count="2361"/>
  </office:meta>
</office:document-meta>
</file>